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23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3.72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842cm" fo:break-before="auto" style:use-optimal-row-height="false"/>
    </style:style>
    <style:style style:name="ro3" style:family="table-row">
      <style:table-row-properties style:row-height="4.263cm" fo:break-before="auto" style:use-optimal-row-height="true"/>
    </style:style>
    <style:style style:name="ro4" style:family="table-row">
      <style:table-row-properties style:row-height="2.422cm" fo:break-before="auto" style:use-optimal-row-height="fals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3.422cm" fo:break-before="auto" style:use-optimal-row-height="true"/>
    </style:style>
    <style:style style:name="ro7" style:family="table-row">
      <style:table-row-properties style:row-height="3.791cm" fo:break-before="auto" style:use-optimal-row-height="false"/>
    </style:style>
    <style:style style:name="ro8" style:family="table-row">
      <style:table-row-properties style:row-height="3.844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Tahoma" style:font-size-complex="10pt" style:language-complex="th" style:country-complex="TH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Tahoma" style:font-size-complex="10pt" style:language-complex="th" style:country-complex="TH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ff3333" fo:font-weight="bold" style:font-weight-asian="bold" style:font-weight-complex="bold"/>
    </style:style>
    <style:style style:name="ce8" style:family="table-cell" style:parent-style-name="Default">
      <style:table-cell-properties fo:background-color="#ff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Tahoma" style:font-size-complex="10pt" style:language-complex="th" style:country-complex="TH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Tahoma" style:font-size-complex="10pt" style:language-complex="th" style:country-complex="TH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0f0f0"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th" style:country-complex="TH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Tahoma" style:font-size-complex="10pt" style:language-complex="th" style:country-complex="TH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cc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Tahoma" style:font-size-complex="10pt" style:language-complex="th" style:country-complex="TH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9999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011" table:default-cell-style-name="Default"/>
        <table:table-row table:style-name="ro2">
          <table:table-cell table:style-name="ce1" table:number-columns-repeated="2"/>
          <table:table-cell table:style-name="ce2" office:value-type="string">
            <text:p>ธนาคาร/สถาบันการเงิน </text:p>
          </table:table-cell>
          <table:table-cell table:style-name="ce2" office:value-type="string">
            <text:p>ธนาคาร</text:p>
          </table:table-cell>
          <table:table-cell table:style-name="ce2" office:value-type="string">
            <text:p>บัตรเครดิต</text:p>
          </table:table-cell>
          <table:table-cell table:style-name="ce2" office:value-type="string">
            <text:p>เงินเดือนขั้นต่ำ </text:p>
          </table:table-cell>
          <table:table-cell table:style-name="ce2" office:value-type="string">
            <text:p>จุดเด่นของ ผลิตภัณฑ์ </text:p>
          </table:table-cell>
          <table:table-cell table:style-name="ce2" office:value-type="string">
            <text:p>โปรโมชั่น </text:p>
          </table:table-cell>
          <table:table-cell table:style-name="ce2" office:value-type="string">
            <text:p>ประเภทบัตร</text:p>
          </table:table-cell>
          <table:table-cell table:style-name="ce5" office:value-type="string">
            <text:p>link quote</text:p>
          </table:table-cell>
          <table:table-cell table:style-name="ce6" office:value-type="string">
            <text:p>link Image Promote</text:p>
          </table:table-cell>
          <table:table-cell table:style-name="ce6" office:value-type="string">
            <text:p>Ling condition</text:p>
          </table:table-cell>
          <table:table-cell table:style-name="ce6"/>
          <table:table-cell table:style-name="ce8" office:value-type="string">
            <text:p>จุดเด่นและโปรโมชั่นของสินเชื่อ</text:p>
          </table:table-cell>
          <table:table-cell table:style-name="ce9" office:value-type="string">
            <text:p>วงเงินสูงสุด</text:p>
          </table:table-cell>
          <table:table-cell table:style-name="ce9" office:value-type="string">
            <text:p>ดอกเบี้ย </text:p>
          </table:table-cell>
          <table:table-cell table:style-name="ce9" office:value-type="string">
            <text:p>ค่าธรรมเนียม</text:p>
          </table:table-cell>
          <table:table-cell table:style-name="ce9" office:value-type="string">
            <text:p>ค่าธรรมเนียมวงเงิน</text:p>
          </table:table-cell>
          <table:table-cell table:style-name="ce9" office:value-type="string">
            <text:p>คุณสมบัติผู้สมัคร</text:p>
          </table:table-cell>
          <table:table-cell table:style-name="ce12" office:value-type="string">
            <text:p>ระยะเวลาปลอดดอกเบี้ย </text:p>
          </table:table-cell>
          <table:table-cell table:style-name="ce13" office:value-type="string">
            <text:p>อัตราชำระคืนขั้นต่ำ</text:p>
          </table:table-cell>
          <table:table-cell table:style-name="ce13" office:value-type="string">
            <text:p>วงเงินกู้</text:p>
          </table:table-cell>
          <table:table-cell table:style-name="ce15" office:value-type="string">
            <text:p>company</text:p>
          </table:table-cell>
          <table:table-cell table:style-name="ce1" table:number-columns-repeated="1001"/>
        </table:table-row>
        <table:table-row table:style-name="ro3">
          <table:table-cell table:number-columns-repeated="2"/>
          <table:table-cell office:value-type="string">
            <text:p><text:a xlink:href="http://www.silkspan.com/images_new/crd/logo/logo_firstchoice.gif">http://www.silkspan.com/images_new/crd/logo/logo_firstchoice.gif</text:a></text:p>
          </table:table-cell>
          <table:table-cell office:value-type="string">
            <text:p>Fistchoice</text:p>
          </table:table-cell>
          <table:table-cell table:style-name="ce3" office:value-type="string">
            <text:p>กรุงศรีเฟิร์สช้อยส์ <text:s/>วีซ่า <text:s/>แพลทินัม</text:p>
          </table:table-cell>
          <table:table-cell table:style-name="ce3" office:value-type="float" office:value="15000">
            <text:p>15000</text:p>
          </table:table-cell>
          <table:table-cell office:value-type="string">
            <text:p>- ผ่อนชำระ 0% สั่งได้</text:p>
            <text:p>- 1 ฟรี 1 ที่เมเจอร์ โบว์ล ฮิต</text:p>
            <text:p><text:s text:c="2"/>McDonald’s, TrueCoffee, ซับซีโร่ </text:p>
            <text:p><text:s text:c="2"/>ไอซ์สเก็ต, บลูโอ ริธึม แอนด์ โบวล์,</text:p>
            <text:p><text:s text:c="2"/>และ เมเจอร์ ซีนีเพล็กซ์</text:p>
            <text:p>- แลกคะแนนสะสมเป็นส่วนลด หรือ</text:p>
            <text:p><text:s text:c="3"/>เครดิตเงินคืน </text:p>
            <text:p>- แลกคะแนนสะสมเป็นไมล์สะสม</text:p>
            <text:p>- ห้องรับรองพิเศษ Royal Silk Lounge</text:p>
            <text:p>- บริการสำรองที่จอดรถพิเศษ</text:p>
          </table:table-cell>
          <table:table-cell table:style-name="Default" office:value-type="string">
            <text:p>- สมัครกรุงศรี เฟิร์สช้อยส์ วันนี้ </text:p>
            <text:p>- รับฟรี! กระเป๋าล้อลาก Caggioni</text:p>
            <text:p><text:s text:c="2"/>ขนาด 26นิ้ว และขนาด 20นิ้ว </text:p>
            <text:p><text:s text:c="2"/>รวมมูลค่า 9,450 บาท </text:p>
            <text:p><text:s text:c="2"/>เพียงมียอดใช้จ่ายตามที่กำหนด </text:p>
            <text:p><text:s text:c="2"/>1 พ.ย. 58 - 31 ม.ค. 59*</text:p>
          </table:table-cell>
          <table:table-cell office:value-type="string">
            <text:p>credit</text:p>
          </table:table-cell>
          <table:table-cell office:value-type="string">
            <text:p><text:a xlink:href="http://www.silkspan.com/silkspan_ssl/credit/detail_cc_krungsrifirstchoice.asp?typedealer=&amp;vtype=cc&amp;tag">http://www.silkspan.com/silkspan_ssl/credit/detail_cc_krungsrifirstchoice.asp?typedealer=&amp;vtype=cc&amp;tag</text:a>=</text:p>
          </table:table-cell>
          <table:table-cell office:value-type="string">
            <text:p><text:a xlink:href="http://www.silkspan.com/">http://www.silkspan.com/</text:a>image_2015/promotion/credit/firstchoice_credit_2015.jpg</text:p>
          </table:table-cell>
          <table:table-cell office:value-type="string">
            <text:p><text:a xlink:href="http://www.silkspan.com/silkspan_ssl/credit/popup_maincc_fc0113.asp">http://www.silkspan.com/silkspan_ssl/credit/popup_maincc_fc0113.asp</text:a></text:p>
          </table:table-cell>
          <table:table-cell table:style-name="Default"/>
          <table:table-cell office:value-type="string">
            <text:p/>
            <text:p>สมัครบัตรกรุงศรีเฟิร์สช้อยส์วันนี้</text:p>
            <text:p>รับฟรีเป็นคู่! กระเป๋าล้อลาก Caggioni</text:p>
            <text:p>ขนาด 26” และ 20” รวมมูลค่า 9,450 บาท </text:p>
            <text:p>เพียงมียอดใช้จ่ายตามที่กำหนด 1 พ.ย. 58 - 30 เม.ย. 59* </text:p>
          </table:table-cell>
          <table:table-cell office:value-type="string">
            <text:p>สูงสุดถึง 500,000 บาท</text:p>
          </table:table-cell>
          <table:table-cell office:value-type="string">
            <text:p>สูงสุดไม่เกิน 20% ต่อปี</text:p>
          </table:table-cell>
          <table:table-cell office:value-type="string">
            <text:p>ฟรี!</text:p>
          </table:table-cell>
          <table:table-cell/>
          <table:table-cell office:value-type="string">
            <text:p>-มีอายุระหว่าง 20-60 ปี </text:p>
            <text:p>- อายุการทำงาน 4 เดือนขึ้นไป หรือ ดำเนินกิจการมาไม่ต่ำกว่า 1 ปี</text:p>
            <text:p>- รายได้ต่อเดือนตั้งแต่ </text:p>
            <text:p><text:s text:c="2"/>15,000 บาท สำหรับกรุงศรี เฟิร์สช้อยส์ วีซ่า แพลทินั่ม คาร์ด </text:p>
          </table:table-cell>
          <table:table-cell/>
          <table:table-cell table:style-name="ce14" office:value-type="string">
            <text:p>-</text:p>
          </table:table-cell>
          <table:table-cell table:style-name="ce14"/>
          <table:table-cell office:value-type="string">
            <text:p>silkspan</text:p>
          </table:table-cell>
          <table:table-cell table:number-columns-repeated="1001"/>
        </table:table-row>
        <table:table-row table:style-name="ro4">
          <table:table-cell table:number-columns-repeated="2"/>
          <table:table-cell office:value-type="string">
            <text:p><text:a xlink:href="http://www.silkspan.com/">http://www.silkspan.com/</text:a>images_new/crd/logo/logo_ktc.gif</text:p>
          </table:table-cell>
          <table:table-cell office:value-type="string">
            <text:p>ktc</text:p>
          </table:table-cell>
          <table:table-cell office:value-type="string">
            <text:p>บัตรเครดิต เคทีซี <text:s/>มาตรฐาน(บัตรเงิน)</text:p>
          </table:table-cell>
          <table:table-cell table:style-name="ce3" office:value-type="string">
            <text:p> 15,000 </text:p>
          </table:table-cell>
          <table:table-cell office:value-type="string">
            <text:p>- ส่วนลดร้านค้าแบรนด์เนม </text:p>
            <text:p><text:s text:c="2"/>10%-15%</text:p>
          </table:table-cell>
          <table:table-cell table:style-name="Default" office:value-type="string">
            <text:p>ช๊อปทุกที่...เที่ยวทั่วโลก</text:p>
            <text:p><text:s text:c="2"/>ใช้บัตรเครดิต KTC ถูกกว่า </text:p>
            <text:p><text:s text:c="2"/>รับคะแนนสะสม X2</text:p>
          </table:table-cell>
          <table:table-cell office:value-type="string">
            <text:p>credit</text:p>
          </table:table-cell>
          <table:table-cell office:value-type="string">
            <text:p><text:a xlink:href="http://www.silkspan.com//silkspan_ssl/credit/detail_cc_ktc_classicgroup01.asp?typedealer=&amp;vtype=cc&amp;tag">Http://www.silkspan.com//silkspan_ssl/credit/detail_cc_ktc_classicgroup01.asp?typedealer=&amp;vtype=cc&amp;tag</text:a>=</text:p>
          </table:table-cell>
          <table:table-cell office:value-type="string">
            <text:p><text:a xlink:href="http://www.silkspan.com/">http://www.silkspan.com/</text:a>image_2014/card/ktc/visa-normal.png</text:p>
          </table:table-cell>
          <table:table-cell office:value-type="string">
            <text:p>-</text:p>
          </table:table-cell>
          <table:table-cell table:style-name="Default"/>
          <table:table-cell office:value-type="string">
            <text:p>-เที่ยวทุกที่ ทั่วโลกได้ง่ายๆ กับ /images_new/crd_cc/ktc/forever.gif 5 คะแนนสะสม มีค่าเท่ากับ 1 KTC Mileสะสมแลกตั๋วเครื่องบินได้กับทุกสายการบิน สู่ทุกจุดหมายปลายทางทุกที่ ทั่วโลกที่พอใจ และพิเศษเหนือใครด้วยบริการออกตั๋วเครื่องบินภายใน 24 ช.ม. คะแนนสะสมยังเก็บได้นานโดยไม่มีวันหมดอายุ <text:s text:c="3"/>- </text:p>
            <text:p>สัมผัสความสุขด้วยวงเงิน 5 เท่าของรายได้ - </text:p>
            <text:p>ส่วนลดพิเศษสูงสุดถึง 5% สำหรับการซื้อตั๋วเครื่องบินและทัวร์ในประเทศ ผ่านศูนย์บริการการเดินทางและท่องเที่ยวเพื่อสมาชิกบัตร <text:s text:c="3"/>-</text:p>
            <text:p>อุ่นใจด้วยความคุ้มครองอุบัติเหตุจากการเดินทางสูงถึง 1,000,000 บาท <text:s text:c="2"/>- <text:tab/></text:p>
            <text:p>สิทธิพิเศษส่วนลดตลอดปีจากร้านค้าต่างๆ และสินค้าแบรนด์เนมชั้นนำมากมาย ทั่วประเทศ ณ ร้านค้าที่มีสัญลักษณ์ /images_new/crd_cc/ktc/isReal.gif</text:p>
          </table:table-cell>
          <table:table-cell office:value-type="string">
            <text:p>-</text:p>
          </table:table-cell>
          <table:table-cell office:value-type="string">
            <text:p>15% ต่อปี</text:p>
          </table:table-cell>
          <table:table-cell office:value-type="string">
            <text:p>ฟรี ค่าธรรมเนียมตลอดชีพ โดยไม่มีเงื่อนไข</text:p>
          </table:table-cell>
          <table:table-cell table:style-name="ce3" office:value-type="string">
            <text:p>5% ต่อปี </text:p>
          </table:table-cell>
          <table:table-cell office:value-type="string">
            <text:p><text:tab/>- อายุไม่ต่ำกว่า 20 ปีบริบูรณ์ </text:p>
            <text:p>- มีรายได้รวมขั้นต่ำ </text:p>
            <text:p><text:s text:c="5"/>15,000 บาทต่อเดือน </text:p>
          </table:table-cell>
          <table:table-cell table:style-name="ce3" office:value-type="string">
            <text:p>สูงสุด 45 วัน นับถัดจากวันสรุปยอด </text:p>
          </table:table-cell>
          <table:table-cell table:style-name="ce3" office:value-type="string">
            <text:p>10% ของยอดเงินค้างทั้งสิ้น แต่ไม่ต่ำกว่า 500 บาท </text:p>
          </table:table-cell>
          <table:table-cell/>
          <table:table-cell office:value-type="string">
            <text:p>silkspan</text:p>
          </table:table-cell>
          <table:table-cell table:number-columns-repeated="1001"/>
        </table:table-row>
        <table:table-row table:style-name="ro4">
          <table:table-cell table:number-columns-repeated="2"/>
          <table:table-cell office:value-type="string">
            <text:p><text:a xlink:href="http://www.silkspan.com/">http://www.silkspan.com/</text:a>images_new/crd/logo/logo_ktc.gif</text:p>
          </table:table-cell>
          <table:table-cell office:value-type="string">
            <text:p>ktc</text:p>
          </table:table-cell>
          <table:table-cell office:value-type="string">
            <text:p>บัตรเครดิต เคทีซี <text:s/>มาตรฐาน(บัตรทอง)</text:p>
          </table:table-cell>
          <table:table-cell table:style-name="ce3" office:value-type="string">
            <text:p> 15,000 </text:p>
          </table:table-cell>
          <table:table-cell office:value-type="string">
            <text:p>- ส่วนลดร้านค้าแบรนด์เนม </text:p>
            <text:p><text:s text:c="2"/>10%-15%</text:p>
          </table:table-cell>
          <table:table-cell table:style-name="Default" office:value-type="string">
            <text:p>ช๊อปทุกที่...เที่ยวทั่วโลก</text:p>
            <text:p><text:s text:c="2"/>ใช้บัตรเครดิต KTC ถูกกว่า </text:p>
            <text:p><text:s text:c="2"/>รับคะแนนสะสม X2</text:p>
          </table:table-cell>
          <table:table-cell office:value-type="string">
            <text:p>credit</text:p>
          </table:table-cell>
          <table:table-cell office:value-type="string">
            <text:p><text:a xlink:href="http://www.silkspan.com//silkspan_ssl/credit/detail_cc_ktc_classicgroup01.asp?typedealer=&amp;vtype=cc&amp;tag">Http://www.silkspan.com//silkspan_ssl/credit/detail_cc_ktc_classicgroup01.asp?typedealer=&amp;vtype=cc&amp;tag</text:a>=</text:p>
          </table:table-cell>
          <table:table-cell office:value-type="string">
            <text:p><text:a xlink:href="http://www.silkspan.com/">http://www.silkspan.com/</text:a>/image_2014/card/ktc/visa-gold.png</text:p>
          </table:table-cell>
          <table:table-cell office:value-type="string">
            <text:p>-</text:p>
          </table:table-cell>
          <table:table-cell table:style-name="Default"/>
          <table:table-cell office:value-type="string">
            <text:p>-เที่ยวทุกที่ ทั่วโลกได้ง่ายๆ กับ /images_new/crd_cc/ktc/forever.gif 5 คะแนนสะสม มีค่าเท่ากับ 1 KTC Mileสะสมแลกตั๋วเครื่องบินได้กับทุกสายการบิน สู่ทุกจุดหมายปลายทางทุกที่ ทั่วโลกที่พอใจ และพิเศษเหนือใครด้วยบริการออกตั๋วเครื่องบินภายใน 24 ช.ม. คะแนนสะสมยังเก็บได้นานโดยไม่มีวันหมดอายุ <text:s text:c="3"/>- </text:p>
            <text:p>สัมผัสความสุขด้วยวงเงิน 5 เท่าของรายได้ <text:s/>- </text:p>
            <text:p>ส่วนลดพิเศษสูงสุดถึง 7% สำหรับการซื้อตั๋วเครื่องบินและทัวร์ในประเทศ ผ่านศูนย์บริการการเดินทางและท่องเที่ยวเพื่อสมาชิกบัตร <text:s text:c="3"/>-</text:p>
            <text:p>อุ่นใจด้วยความคุ้มครองอุบัติเหตุจากการเดินทางสูงถึง 4,000,000 บาท <text:s text:c="2"/>- <text:tab/></text:p>
            <text:p>สิทธิพิเศษส่วนลดตลอดปีจากร้านค้าต่างๆ และสินค้าแบรนด์เนมชั้นนำมากมาย ทั่วประเทศ ณ ร้านค้าที่มีสัญลักษณ์ /images_new/crd_cc/ktc/isReal.gif</text:p>
          </table:table-cell>
          <table:table-cell office:value-type="string">
            <text:p>-</text:p>
          </table:table-cell>
          <table:table-cell office:value-type="string">
            <text:p>15% ต่อปี</text:p>
          </table:table-cell>
          <table:table-cell office:value-type="string">
            <text:p>ฟรี ค่าธรรมเนียมตลอดชีพ โดยไม่มีเงื่อนไข</text:p>
          </table:table-cell>
          <table:table-cell table:style-name="ce3" office:value-type="string">
            <text:p>5% ต่อปี </text:p>
          </table:table-cell>
          <table:table-cell office:value-type="string">
            <text:p><text:tab/>- อายุไม่ต่ำกว่า 20 ปีบริบูรณ์ </text:p>
            <text:p>- มีรายได้รวมขั้นต่ำ </text:p>
            <text:p><text:s text:c="5"/>15,000 บาทต่อเดือน </text:p>
          </table:table-cell>
          <table:table-cell table:style-name="ce3" office:value-type="string">
            <text:p>สูงสุด 45 วัน นับถัดจากวันสรุปยอด </text:p>
          </table:table-cell>
          <table:table-cell table:style-name="ce3" office:value-type="string">
            <text:p>10% ของยอดเงินค้างทั้งสิ้น แต่ไม่ต่ำกว่า 500 บาท </text:p>
          </table:table-cell>
          <table:table-cell/>
          <table:table-cell office:value-type="string">
            <text:p>silkspan</text:p>
          </table:table-cell>
          <table:table-cell table:number-columns-repeated="1001"/>
        </table:table-row>
        <table:table-row table:style-name="ro5">
          <table:table-cell table:number-columns-repeated="2"/>
          <table:table-cell office:value-type="string">
            <text:p><text:a xlink:href="http://www.silkspan.com/">http://www.silkspan.com/</text:a>images_new/crd/logo/logo_ktc.gif</text:p>
          </table:table-cell>
          <table:table-cell office:value-type="string">
            <text:p>ktc</text:p>
          </table:table-cell>
          <table:table-cell office:value-type="string">
            <text:p>บัตรเครดิต เคทีซี</text:p>
            <text:p>JCB</text:p>
          </table:table-cell>
          <table:table-cell table:style-name="ce3" office:value-type="float" office:value="15000">
            <text:p>15000</text:p>
          </table:table-cell>
          <table:table-cell office:value-type="string">
            <text:p>-ส่วนลด 9% สำหรับทัวร์เอื้องหลวง</text:p>
            <text:p><text:s/>เที่ยวประเทศญี่ปุ่น</text:p>
            <text:p>- ส่วนลด 3% สำหรับ JTB ทัวร์และ</text:p>
            <text:p><text:s/>โรงแรม ในประเทศญี่ปุ่น</text:p>
          </table:table-cell>
          <table:table-cell table:style-name="Default" office:value-type="string">
            <text:p>- Forever Rewards 2 เท่า</text:p>
            <text:p><text:s text:c="2"/>เมื่อใช้จ่ายที่ประเทศญี่ปุ่น</text:p>
          </table:table-cell>
          <table:table-cell office:value-type="string">
            <text:p>credit</text:p>
          </table:table-cell>
          <table:table-cell office:value-type="string">
            <text:p><text:a xlink:href="http://www.silkspan.com/silkspan_ssl/credit/detail_cc_ktc_jcb.asp?typedealer=&amp;vtype=cc&amp;tag">http://www.silkspan.com/silkspan_ssl/credit/detail_cc_ktc_jcb.asp?typedealer=&amp;vtype=cc&amp;tag</text:a>=</text:p>
          </table:table-cell>
          <table:table-cell office:value-type="string">
            <text:p><text:a xlink:href="http://www.silkspan.com/image">http://www.silkspan.com/image</text:a>_2015/promotion/credit/ktc/ktc_cc_0315.jpg</text:p>
          </table:table-cell>
          <table:table-cell office:value-type="string">
            <text:p><text:a xlink:href="http://www.silkspan.com/silkspan_ssl/credit/promo_ktc_cc1211_2.asp">http://www.silkspan.com/silkspan_ssl/credit/promo_ktc_cc1211_2.asp</text:a></text:p>
          </table:table-cell>
          <table:table-cell table:style-name="Default"/>
          <table:table-cell office:value-type="string">
            <text:p>1.<text:tab/>ฟรี! ค่าธรรมเนียมตลอดชีพ โดยไม่มีเงื่อนไข</text:p>
            <text:p>2.<text:tab/>วงเงินสูงสุด 5 เท่าของรายได้</text:p>
            <text:p>3.<text:tab/>ส่วนลด 10% สำหรับทัวร์เอื้องหลวงเที่ยวประเทศญี่ปุ่น</text:p>
            <text:p>4.<text:tab/>ส่วนลด 5% สำหรับทัวร์เอื้องหลวงเส้นทางอื่นๆ</text:p>
            <text:p>5.<text:tab/>ส่วนลด 3% สำหรับตั๋วเครื่องบินในประเทศของสายการบินไทย</text:p>
            <text:p>บางกอกแอร์เวย์</text:p>
          </table:table-cell>
          <table:table-cell office:value-type="string">
            <text:p>-</text:p>
          </table:table-cell>
          <table:table-cell office:value-type="string">
            <text:p>15% ต่อปี</text:p>
          </table:table-cell>
          <table:table-cell table:style-name="ce11" office:value-type="string">
            <text:p>ฟรี ค่าธรรมเนียมตลอดชีพ โดยไม่มีเงื่อนไข </text:p>
          </table:table-cell>
          <table:table-cell table:style-name="ce3" office:value-type="string">
            <text:p>5% ต่อปี </text:p>
          </table:table-cell>
          <table:table-cell table:style-name="ce3" office:value-type="string">
            <text:p><text:tab/>- อายุไม่ตํ่ากว่า 20 ปี บริบูรณ์</text:p>
            <text:p>- รายได้รวมขั้นตํ่า 15,000 บาทต่อเดือน</text:p>
          </table:table-cell>
          <table:table-cell office:value-type="string">
            <text:p>สูงสุด 45 วัน นับถัดจากวันสรุปยอด</text:p>
            <text:p/>
          </table:table-cell>
          <table:table-cell office:value-type="string">
            <text:p>10% ของยอดเงินค้างทั้งสิ้น แต่ไม่ต่ำกว่า 500 บาท </text:p>
          </table:table-cell>
          <table:table-cell office:value-type="string">
            <text:p>-</text:p>
          </table:table-cell>
          <table:table-cell office:value-type="string">
            <text:p>silkspan</text:p>
          </table:table-cell>
          <table:table-cell table:number-columns-repeated="1001"/>
        </table:table-row>
        <table:table-row table:style-name="ro6">
          <table:table-cell table:number-columns-repeated="2"/>
          <table:table-cell office:value-type="string">
            <text:p><text:a xlink:href="http://www.silkspan.com/">http://www.silkspan.com/</text:a>images_new/crd/logo/logo_ktc.gif</text:p>
          </table:table-cell>
          <table:table-cell office:value-type="string">
            <text:p>ktc</text:p>
          </table:table-cell>
          <table:table-cell office:value-type="string">
            <text:p>บัตรเครดิต เคทีซี</text:p>
            <text:p>Cash Back</text:p>
          </table:table-cell>
          <table:table-cell office:value-type="string">
            <text:p>ไทเทเนียม 15,000</text:p>
          </table:table-cell>
          <table:table-cell office:value-type="string">
            <text:p>- คืนเงิน! สูงสุด 0.8% โดยไม่จำกัด</text:p>
            <text:p><text:s text:c="2"/>จำนวนเงินคืน</text:p>
          </table:table-cell>
          <table:table-cell office:value-type="string">
            <text:p><text:s/>ช๊อปทุกที่...เที่ยวทั่วโลก</text:p>
            <text:p><text:s text:c="2"/>ใช้บัตรเครดิต KTC ถูกกว่า </text:p>
            <text:p><text:s text:c="2"/>รับคะแนนสะสม X2</text:p>
          </table:table-cell>
          <table:table-cell office:value-type="string">
            <text:p>credit</text:p>
          </table:table-cell>
          <table:table-cell office:value-type="string">
            <text:p><text:a xlink:href="http://www.silkspan.com/silkspan_ssl/credit/detail_cc_ktc_titanium_cashback.asp?typedealer=&amp;vtype=cc&amp;tag">http://www.silkspan.com/silkspan_ssl/credit/detail_cc_ktc_titanium_cashback.asp?typedealer=&amp;vtype=cc&amp;tag</text:a>=</text:p>
          </table:table-cell>
          <table:table-cell office:value-type="string">
            <text:p><text:a xlink:href="http://www.silkspan.com//image_2015/promotion/credit/ktc/ktc_cc_0315.jpg">http://www.silkspan.com//image_2015/promotion/credit/ktc/ktc_cc_0315.jpg</text:a></text:p>
          </table:table-cell>
          <table:table-cell office:value-type="string">
            <text:p><text:a xlink:href="http://www.silkspan.com/silkspan_ssl/credit/promo_ktc_cc1211_2.asp">http://www.silkspan.com/silkspan_ssl/credit/promo_ktc_cc1211_2.asp</text:a></text:p>
          </table:table-cell>
          <table:table-cell office:value-type="string">
            <text:p>#รายละเอียดเยอะ</text:p>
          </table:table-cell>
          <table:table-cell office:value-type="string">
            <text:p>1.<text:tab/>ฟรี! ค่าธรรมเนียมตลอดชีพ โดยไม่มีเงื่อนไข</text:p>
            <text:p>2.<text:tab/>วงเงินสูงสุด 5 เท่าของรายได้</text:p>
            <text:p>3.<text:tab/>รับเงินคืนกลับเข้าบัญชีง่ายๆ สูงสุดทันทีถึง 0.8%*</text:p>
          </table:table-cell>
          <table:table-cell office:value-type="string">
            <text:p>-</text:p>
          </table:table-cell>
          <table:table-cell office:value-type="string">
            <text:p>15% ต่อปี</text:p>
          </table:table-cell>
          <table:table-cell office:value-type="string">
            <text:p>ฟรี ค่าธรรมเนียมตลอดชีพ โดยไม่มีเงื่อนไข</text:p>
          </table:table-cell>
          <table:table-cell office:value-type="string">
            <text:p><text:s/>5% ต่อปี</text:p>
          </table:table-cell>
          <table:table-cell table:style-name="ce3" office:value-type="string">
            <text:p>- อายุไม่ตํ่ากว่า 20 ปี บริบูรณ์</text:p>
            <text:p>- รายได้รวมขั้นตํ่า 15,000 บาทต่อเดือน</text:p>
          </table:table-cell>
          <table:table-cell table:style-name="ce3" office:value-type="string">
            <text:p>สูงสุด 45 วัน นับถัดจากวันสรุปยอด </text:p>
          </table:table-cell>
          <table:table-cell office:value-type="string">
            <text:p>10% ของยอดเงินค้างทั้งสิ้น แต่ไม่ต่ำกว่า 500 บาท </text:p>
          </table:table-cell>
          <table:table-cell office:value-type="string">
            <text:p>-</text:p>
          </table:table-cell>
          <table:table-cell office:value-type="string">
            <text:p>silkspan</text:p>
          </table:table-cell>
          <table:table-cell table:number-columns-repeated="1001"/>
        </table:table-row>
        <table:table-row table:style-name="ro6">
          <table:table-cell table:number-columns-repeated="2"/>
          <table:table-cell office:value-type="string">
            <text:p><text:a xlink:href="http://www.silkspan.com/">http://www.silkspan.com/</text:a>images_new/crd/logo/logo_ktc.gif</text:p>
          </table:table-cell>
          <table:table-cell office:value-type="string">
            <text:p>ktc</text:p>
          </table:table-cell>
          <table:table-cell office:value-type="string">
            <text:p>บัตรเครดิต เคทีซี</text:p>
            <text:p>Metro Living</text:p>
            <text:p>LifeStyle Group</text:p>
          </table:table-cell>
          <table:table-cell office:value-type="string">
            <text:p>ไทเทเนียม 15,000</text:p>
          </table:table-cell>
          <table:table-cell office:value-type="string">
            <text:p>- รับคะแนนสะสม Forever</text:p>
            <text:p><text:s text:c="2"/>Rewards 2 เท่า</text:p>
          </table:table-cell>
          <table:table-cell office:value-type="string">
            <text:p><text:s/>ช๊อปทุกที่...เที่ยวทั่วโลก</text:p>
            <text:p><text:s text:c="2"/>ใช้บัตรเครดิต KTC ถูกกว่า </text:p>
            <text:p><text:s text:c="2"/>รับคะแนนสะสม X2</text:p>
          </table:table-cell>
          <table:table-cell office:value-type="string">
            <text:p>credit</text:p>
          </table:table-cell>
          <table:table-cell office:value-type="string">
            <text:p><text:a xlink:href="http://www.silkspan.com/silkspan_ssl/credit/detail_cc_ktc_titanium_iam.asp?typedealer=&amp;vtype=cc&amp;tag">http://www.silkspan.com/silkspan_ssl/credit/detail_cc_ktc_titanium_iam.asp?typedealer=&amp;vtype=cc&amp;tag</text:a>=</text:p>
          </table:table-cell>
          <table:table-cell office:value-type="string">
            <text:p><text:a xlink:href="http://www.silkspan.com//image_2015/promotion/credit/ktc/ktc_cc_0315.jpg">http://www.silkspan.com//image_2015/promotion/credit/ktc/ktc_cc_0315.jpg</text:a></text:p>
          </table:table-cell>
          <table:table-cell office:value-type="string">
            <text:p>http://www.silkspan.com/silkspan_ssl/credit/promo_ktc_cc1211_2.asp</text:p>
          </table:table-cell>
          <table:table-cell office:value-type="string">
            <text:p>#รายละเอียดเยอะ</text:p>
          </table:table-cell>
          <table:table-cell office:value-type="string">
            <text:p>1.<text:tab/>ฟรี! ค่าธรรมเนียมตลอดชีพ โดยไม่มีเงื่อนไข</text:p>
            <text:p>2.<text:tab/>วงเงินสูงสุด 5 เท่าของรายได้</text:p>
            <text:p>3.<text:tab/>ส่วนลด 40% ที่ Body Shape สำหรับโปรแกรมน้ำหนัก / อกเท่านั้น</text:p>
            <text:p>4.<text:tab/>สิทธิพิเศษ ครอบคลุมทุกเรื่องรถ จากร้านค้าพันธมิตรชั้นนำมากมาย</text:p>
          </table:table-cell>
          <table:table-cell office:value-type="string">
            <text:p>-</text:p>
          </table:table-cell>
          <table:table-cell table:style-name="ce3" office:value-type="string">
            <text:p>15% ต่อปี </text:p>
          </table:table-cell>
          <table:table-cell office:value-type="string">
            <text:p>ฟรี ค่าธรรมเนียมตลอดชีพ โดยไม่มีเงื่อนไข</text:p>
          </table:table-cell>
          <table:table-cell office:value-type="string">
            <text:p>5% ต่อปี </text:p>
          </table:table-cell>
          <table:table-cell office:value-type="string">
            <text:p>- อายุไม่ตํ่ากว่า 20 ปี บริบูรณ์</text:p>
            <text:p>- รายได้รวมขั้นตํ่า 15,000 บาทต่อเดือน</text:p>
          </table:table-cell>
          <table:table-cell office:value-type="string">
            <text:p>สูงสุด 45 วัน นับถัดจากวันสรุปยอด </text:p>
          </table:table-cell>
          <table:table-cell table:style-name="ce3" office:value-type="string">
            <text:p>10% ของยอดเงินค้างทั้งสิ้น แต่ไม่ต่ำกว่า 500 บาท </text:p>
          </table:table-cell>
          <table:table-cell office:value-type="string">
            <text:p>-</text:p>
          </table:table-cell>
          <table:table-cell office:value-type="string">
            <text:p>silkspan</text:p>
          </table:table-cell>
          <table:table-cell table:number-columns-repeated="1001"/>
        </table:table-row>
        <table:table-row table:style-name="ro6">
          <table:table-cell table:number-columns-repeated="2"/>
          <table:table-cell office:value-type="string">
            <text:p><text:a xlink:href="http://www.silkspan.com/">http://www.silkspan.com/</text:a>images_new/crd/logo/logo_ktc.gif</text:p>
          </table:table-cell>
          <table:table-cell office:value-type="string">
            <text:p>ktc</text:p>
          </table:table-cell>
          <table:table-cell office:value-type="string">
            <text:p>บัตรเครดิต เคทีซี</text:p>
            <text:p>Auto Group</text:p>
          </table:table-cell>
          <table:table-cell office:value-type="string">
            <text:p>ไทเทเนียม 15,000</text:p>
            <text:p>แพลทินัม 30,000</text:p>
          </table:table-cell>
          <table:table-cell office:value-type="string">
            <text:p>- <text:s/>ส่วนลดพิเศษเฉพาะบัตร /images_new/crd/logo/logo_auto_01.gif</text:p>
          </table:table-cell>
          <table:table-cell office:value-type="string">
            <text:p><text:s/>ช๊อปทุกที่...เที่ยวทั่วโลก</text:p>
            <text:p><text:s text:c="2"/>ใช้บัตรเครดิต KTC ถูกกว่า </text:p>
            <text:p><text:s text:c="2"/>รับคะแนนสะสม X2</text:p>
          </table:table-cell>
          <table:table-cell office:value-type="string">
            <text:p>credit</text:p>
          </table:table-cell>
          <table:table-cell office:value-type="string">
            <text:p>http://www.silkspan.com/silkspan_ssl/credit/detail_cc_ktc_autogroup01.asp?typedealer=&amp;vtype=cc&amp;tag=</text:p>
          </table:table-cell>
          <table:table-cell office:value-type="string">
            <text:p><text:a xlink:href="http://www.silkspan.com//image_2015/promotion/credit/ktc/ktc_cc_0315.jpg">http://www.silkspan.com//image_2015/promotion/credit/ktc/ktc_cc_0315.jpg</text:a></text:p>
          </table:table-cell>
          <table:table-cell office:value-type="string">
            <text:p>http://www.silkspan.com/silkspan_ssl/credit/promo_ktc_cc1211_2.asp</text:p>
          </table:table-cell>
          <table:table-cell office:value-type="string">
            <text:p>#รายละเอียดเยอะ</text:p>
          </table:table-cell>
          <table:table-cell table:number-columns-repeated="2"/>
          <table:table-cell office:value-type="string">
            <text:p>15% ต่อปี</text:p>
          </table:table-cell>
          <table:table-cell office:value-type="string">
            <text:p>ฟรี ค่าธรรมเนียมตลอดชีพ โดยไม่มีเงื่อนไข</text:p>
          </table:table-cell>
          <table:table-cell office:value-type="string">
            <text:p>5% ต่อปี </text:p>
          </table:table-cell>
          <table:table-cell office:value-type="string">
            <text:p>- อายุไม่ต่ำกว่า 20 ปีบริบูรณ์ </text:p>
            <text:p>- มีรายได้รวมขั้นต่ำ </text:p>
            <text:p><text:s text:c="4"/>15,000 บาท/เดือน (บัตรเครดิต KTC Titanium MasterCard)</text:p>
            <text:p><text:s text:c="4"/>40,000 บาท/เดือน (บัตรเครดิต KTC Visa Platinium)</text:p>
          </table:table-cell>
          <table:table-cell office:value-type="string">
            <text:p>สูงสุด 45 วัน นับถัดจากวันสรุปยอด </text:p>
          </table:table-cell>
          <table:table-cell office:value-type="string">
            <text:p>10% ของยอดเงินค้างทั้งสิ้น แต่ไม่ต่ำกว่า 500 บาท </text:p>
          </table:table-cell>
          <table:table-cell office:value-type="string">
            <text:p>-</text:p>
          </table:table-cell>
          <table:table-cell office:value-type="string">
            <text:p>silkspan</text:p>
          </table:table-cell>
          <table:table-cell table:number-columns-repeated="1001"/>
        </table:table-row>
        <table:table-row table:style-name="ro6">
          <table:table-cell table:number-columns-repeated="2"/>
          <table:table-cell office:value-type="string">
            <text:p><text:a xlink:href="http://www.silkspan.com/">http://www.silkspan.com/</text:a>images_new/crd/logo/logo_ktc.gif</text:p>
          </table:table-cell>
          <table:table-cell office:value-type="string">
            <text:p>ktc</text:p>
          </table:table-cell>
          <table:table-cell office:value-type="string">
            <text:p>บัตรเครดิต เคทีซี</text:p>
            <text:p>Sport Group</text:p>
          </table:table-cell>
          <table:table-cell office:value-type="string">
            <text:p>ไทเทเนียม 15,000</text:p>
            <text:p>แพลทินัม 30,000</text:p>
          </table:table-cell>
          <table:table-cell office:value-type="string">
            <text:p>- รับส่วนลด จากผลิตภัณฑ์ </text:p>
            <text:p><text:s text:c="2"/>TaylorMade และร้าน Sports </text:p>
            <text:p><text:s text:c="2"/>Revolution <text:s/>/images_new/crd/logo/logo_ktc_sport.gif</text:p>
          </table:table-cell>
          <table:table-cell office:value-type="string">
            <text:p><text:s/>ช๊อปทุกที่...เที่ยวทั่วโลก</text:p>
            <text:p><text:s text:c="2"/>ใช้บัตรเครดิต KTC ถูกกว่า </text:p>
            <text:p><text:s text:c="2"/>รับคะแนนสะสม X2</text:p>
          </table:table-cell>
          <table:table-cell office:value-type="string">
            <text:p>credit</text:p>
          </table:table-cell>
          <table:table-cell office:value-type="string">
            <text:p><text:a xlink:href="http://www.silkspan.com/silkspan_ssl/credit/detail_cc_ktc_sportgroup01.asp?typedealer=&amp;vtype=cc&amp;tag">http://www.silkspan.com/silkspan_ssl/credit/detail_cc_ktc_sportgroup01.asp?typedealer=&amp;vtype=cc&amp;tag</text:a>=</text:p>
          </table:table-cell>
          <table:table-cell office:value-type="string">
            <text:p><text:a xlink:href="http://www.silkspan.com/image_2015/promotion/credit/ktc/ktc_cc_0315.jpg">http://www.silkspan.com/image_2015/promotion/credit/ktc/ktc_cc_0315.jpg</text:a></text:p>
          </table:table-cell>
          <table:table-cell office:value-type="string">
            <text:p><text:a xlink:href="http://www.silkspan.com/silkspan_ssl/credit/promo_ktc_cc1211_2.asp">http://www.silkspan.com/silkspan_ssl/credit/promo_ktc_cc1211_2.asp</text:a></text:p>
          </table:table-cell>
          <table:table-cell office:value-type="string">
            <text:p>#รายละเอียดเยอะ</text:p>
          </table:table-cell>
          <table:table-cell table:number-columns-repeated="2"/>
          <table:table-cell table:style-name="ce10" office:value-type="string">
            <text:p>15% ต่อปี</text:p>
          </table:table-cell>
          <table:table-cell office:value-type="string">
            <text:p>ฟรี ค่าธรรมเนียมตลอดชีพ โดยไม่มีเงื่อนไข</text:p>
          </table:table-cell>
          <table:table-cell table:style-name="ce3" office:value-type="string">
            <text:p>5% ต่อปี </text:p>
          </table:table-cell>
          <table:table-cell office:value-type="string">
            <text:p>- อายุไม่ต่ำกว่า 20 ปีบริบูรณ์ </text:p>
            <text:p>- มีรายได้รวมขั้นต่ำ </text:p>
            <text:p><text:s text:c="4"/>15,000 บาท/เดือน (บัตรเครดิต KTC Titanium MasterCard)</text:p>
            <text:p><text:s text:c="4"/>40,000 บาท/เดือน (บัตรเครดิต KTC Visa Platinium)</text:p>
          </table:table-cell>
          <table:table-cell table:style-name="ce3" office:value-type="string">
            <text:p>สูงสุด 45 วัน นับถัดจากวันสรุปยอด </text:p>
          </table:table-cell>
          <table:table-cell table:style-name="ce3" office:value-type="string">
            <text:p>10% ของยอดเงินค้างทั้งสิ้น แต่ไม่ต่ำกว่า 500 บาท </text:p>
          </table:table-cell>
          <table:table-cell office:value-type="string">
            <text:p>-</text:p>
          </table:table-cell>
          <table:table-cell office:value-type="string">
            <text:p>silkspan</text:p>
          </table:table-cell>
          <table:table-cell table:number-columns-repeated="1001"/>
        </table:table-row>
        <table:table-row table:style-name="ro6">
          <table:table-cell table:number-columns-repeated="2"/>
          <table:table-cell office:value-type="string">
            <text:p><text:a xlink:href="http://www.silkspan.com/">http://www.silkspan.com/</text:a>images_new/crd/logo/logo_ktc.gif</text:p>
          </table:table-cell>
          <table:table-cell office:value-type="string">
            <text:p>ktc</text:p>
          </table:table-cell>
          <table:table-cell office:value-type="string">
            <text:p>บัตรเครดิต เคทีซี</text:p>
            <text:p>Hospital Group</text:p>
          </table:table-cell>
          <table:table-cell table:style-name="ce4" office:value-type="string">
            <text:p>ไทเทเนียม 15,000</text:p>
            <text:p>แพลทินัม 30,000</text:p>
          </table:table-cell>
          <table:table-cell table:style-name="ce3" office:value-type="string">
            <text:p>-รับส่วนลดและสิทธิประโยชน์  <text:s/>/images_new/crd/logo/logo_ktc_hospital.gif</text:p>
          </table:table-cell>
          <table:table-cell office:value-type="string">
            <text:p><text:s/>ช๊อปทุกที่...เที่ยวทั่วโลก</text:p>
            <text:p><text:s text:c="2"/>ใช้บัตรเครดิต KTC ถูกกว่า </text:p>
            <text:p><text:s text:c="2"/>รับคะแนนสะสม X2</text:p>
          </table:table-cell>
          <table:table-cell office:value-type="string">
            <text:p>credit</text:p>
          </table:table-cell>
          <table:table-cell office:value-type="string">
            <text:p><text:a xlink:href="http://www.silkspan.com/silkspan_ssl/credit/detail_cc_ktc_hospital01.asp?typedealer=&amp;vtype=cc&amp;tag">http://www.silkspan.com/silkspan_ssl/credit/detail_cc_ktc_hospital01.asp?typedealer=&amp;vtype=cc&amp;tag</text:a>=</text:p>
          </table:table-cell>
          <table:table-cell table:number-columns-repeated="2"/>
          <table:table-cell office:value-type="string">
            <text:p>#รายละเอียดเยอะ</text:p>
          </table:table-cell>
          <table:table-cell table:number-columns-repeated="2"/>
          <table:table-cell table:style-name="ce10" office:value-type="string">
            <text:p>15% ต่อปี</text:p>
          </table:table-cell>
          <table:table-cell office:value-type="string">
            <text:p>ฟรี ค่าธรรมเนียมตลอดชีพ โดยไม่มีเงื่อนไข</text:p>
          </table:table-cell>
          <table:table-cell/>
          <table:table-cell office:value-type="string">
            <text:p><text:tab/>- อายุไม่ต่ำกว่า 20 ปีบริบูรณ์ </text:p>
            <text:p>- มีรายได้รวมขั้นต่ำ </text:p>
            <text:p><text:s text:c="4"/>15,000 บาท/เดือน (บัตรเครดิต KTC Titanium MasterCard)</text:p>
            <text:p><text:s text:c="4"/>40,000 บาท/เดือน (บัตรเครดิต KTC Visa Platinium)</text:p>
          </table:table-cell>
          <table:table-cell office:value-type="string">
            <text:p>สูงสุด 45 วัน นับถัดจากวันสรุปยอด </text:p>
          </table:table-cell>
          <table:table-cell office:value-type="string">
            <text:p>10% ของยอดเงินค้างทั้งสิ้น แต่ไม่ต่ำกว่า 500 บาท </text:p>
          </table:table-cell>
          <table:table-cell/>
          <table:table-cell office:value-type="string">
            <text:p>silkspan</text:p>
          </table:table-cell>
          <table:table-cell table:number-columns-repeated="1001"/>
        </table:table-row>
        <table:table-row table:style-name="ro6">
          <table:table-cell table:number-columns-repeated="2"/>
          <table:table-cell office:value-type="string">
            <text:p><text:a xlink:href="http://www.silkspan.com/">http://www.silkspan.com/</text:a>images_new/crd/logo/logo_ktc.gif</text:p>
          </table:table-cell>
          <table:table-cell office:value-type="string">
            <text:p>ktc</text:p>
          </table:table-cell>
          <table:table-cell office:value-type="string">
            <text:p>บัตรเครดิต เคทีซี</text:p>
            <text:p>Shopping Group</text:p>
          </table:table-cell>
          <table:table-cell table:style-name="ce3" office:value-type="string">
            <text:p>ไทเทเนียม 15,000 </text:p>
          </table:table-cell>
          <table:table-cell table:style-name="ce3" office:value-type="string">
            <text:p>- รับคะแนนสะสม Forever</text:p>
            <text:p><text:s text:c="2"/>Rewards 2 เท่า</text:p>
          </table:table-cell>
          <table:table-cell office:value-type="string">
            <text:p><text:s/>ช๊อปทุกที่...เที่ยวทั่วโลก</text:p>
            <text:p><text:s text:c="2"/>ใช้บัตรเครดิต KTC ถูกกว่า </text:p>
            <text:p><text:s text:c="2"/>รับคะแนนสะสม X2</text:p>
          </table:table-cell>
          <table:table-cell office:value-type="string">
            <text:p>credit</text:p>
          </table:table-cell>
          <table:table-cell office:value-type="string">
            <text:p><text:a xlink:href="http://www.silkspan.com/silkspan_ssl/credit/detail_cc_ktc_titanium_shopping.asp?typedealer=&amp;vtype=cc&amp;tag">http://www.silkspan.com/silkspan_ssl/credit/detail_cc_ktc_titanium_shopping.asp?typedealer=&amp;vtype=cc&amp;tag</text:a>=</text:p>
          </table:table-cell>
          <table:table-cell table:number-columns-repeated="2"/>
          <table:table-cell office:value-type="string">
            <text:p>#รายละเอียดเยอะ</text:p>
          </table:table-cell>
          <table:table-cell table:number-columns-repeated="2"/>
          <table:table-cell table:style-name="ce3" office:value-type="string">
            <text:p>15% ต่อปี </text:p>
          </table:table-cell>
          <table:table-cell office:value-type="string">
            <text:p><text:s/>ฟรีค่าธรรมเนียมตลอดชีพ โดยไม่มีเงื่อนไข</text:p>
          </table:table-cell>
          <table:table-cell/>
          <table:table-cell office:value-type="string">
            <text:p>- อายุไม่ต่ำกว่า 20 ปีบริบูรณ์ </text:p>
            <text:p>- มีรายได้รวมขั้นต่ำ </text:p>
            <text:p><text:s text:c="4"/>15,000 บาท/เดือน</text:p>
          </table:table-cell>
          <table:table-cell office:value-type="string">
            <text:p><text:s/>สูงสุด 45 วัน นับถัดจากวันสรุปยอด</text:p>
          </table:table-cell>
          <table:table-cell office:value-type="string">
            <text:p>10% ของยอดเงินค้างทั้งสิ้น แต่ไม่ต่ำกว่า 500 บาท </text:p>
          </table:table-cell>
          <table:table-cell/>
          <table:table-cell office:value-type="string">
            <text:p>silkspan</text:p>
          </table:table-cell>
          <table:table-cell table:number-columns-repeated="1001"/>
        </table:table-row>
        <table:table-row table:style-name="ro7">
          <table:table-cell table:number-columns-repeated="2"/>
          <table:table-cell office:value-type="string">
            <text:p><text:a xlink:href="http://www.silkspan.com/">http://www.silkspan.com/</text:a>images_new/crd/logo/logo_ktc.gif</text:p>
          </table:table-cell>
          <table:table-cell office:value-type="string">
            <text:p>ktc</text:p>
          </table:table-cell>
          <table:table-cell office:value-type="string">
            <text:p>บัตรเครดิต เคทีซี</text:p>
            <text:p>Travel Group</text:p>
          </table:table-cell>
          <table:table-cell office:value-type="string">
            <text:p/>
            <text:p>ไทเทเนียม 15,000</text:p>
            <text:p>แพลทินัม 30,000</text:p>
            <text:p/>
          </table:table-cell>
          <table:table-cell table:style-name="ce3" office:value-type="string">
            <text:p>- รับคะแนนสะสม Forever</text:p>
            <text:p><text:s text:c="2"/>Rewards 2 เท่า</text:p>
            <text:p>- ส่วนลดพิเศษ! มากมาย </text:p>
            <text:p><text:s text:c="2"/>สำหรับคนรักการท่องเที่ยว</text:p>
            <text:p><text:s text:c="2"/>/images_new/crd/logo/logo_ktc_travelall.gif</text:p>
          </table:table-cell>
          <table:table-cell office:value-type="string">
            <text:p><text:s/>ช๊อปทุกที่...เที่ยวทั่วโลก</text:p>
            <text:p><text:s text:c="2"/>ใช้บัตรเครดิต KTC ถูกกว่า </text:p>
            <text:p><text:s text:c="2"/>รับคะแนนสะสม X2</text:p>
          </table:table-cell>
          <table:table-cell office:value-type="string">
            <text:p>credit</text:p>
          </table:table-cell>
          <table:table-cell office:value-type="string">
            <text:p><text:a xlink:href="http://www.silkspan.com/silkspan_ssl/credit/detail_cc_ktc_travelgroup01.asp?typedealer=&amp;vtype=cc&amp;tag">http://www.silkspan.com/silkspan_ssl/credit/detail_cc_ktc_travelgroup01.asp?typedealer=&amp;vtype=cc&amp;tag</text:a>=</text:p>
          </table:table-cell>
          <table:table-cell table:number-columns-repeated="2"/>
          <table:table-cell office:value-type="string">
            <text:p>#รายละเอียดเยอะ</text:p>
          </table:table-cell>
          <table:table-cell table:number-columns-repeated="2"/>
          <table:table-cell table:style-name="ce3" office:value-type="string">
            <text:p>15% ต่อปี </text:p>
          </table:table-cell>
          <table:table-cell table:style-name="ce3" office:value-type="string">
            <text:p>ฟรีค่าธรรมเนียมตลอดชีพ โดยไม่มีเงื่อนไข </text:p>
          </table:table-cell>
          <table:table-cell/>
          <table:table-cell office:value-type="string">
            <text:p>- อายุไม่ต่ำกว่า 20 ปีบริบูรณ์ </text:p>
            <text:p>- มีรายได้รวมขั้นต่ำ </text:p>
            <text:p><text:s text:c="4"/>15,000 บาท/เดือน (บัตรเครดิต KTC Titanium MasterCard)</text:p>
            <text:p><text:s text:c="4"/>30,000 บาท/เดือน (บัตรเครดิต KTC Visa Platinium)</text:p>
          </table:table-cell>
          <table:table-cell office:value-type="string">
            <text:p>สูงสุด 45 วัน นับถัดจากวันสรุปยอด </text:p>
          </table:table-cell>
          <table:table-cell office:value-type="string">
            <text:p>10% ของยอดเงินค้างทั้งสิ้น แต่ไม่ต่ำกว่า 500 บาท </text:p>
          </table:table-cell>
          <table:table-cell/>
          <table:table-cell office:value-type="string">
            <text:p>silkspan</text:p>
          </table:table-cell>
          <table:table-cell table:number-columns-repeated="1001"/>
        </table:table-row>
        <table:table-row table:style-name="ro8">
          <table:table-cell table:number-columns-repeated="2"/>
          <table:table-cell office:value-type="string">
            <text:p><text:a xlink:href="http://www.silkspan.com/">http://www.silkspan.com/</text:a>images_new/crd/logo/logo_ktc.gif</text:p>
          </table:table-cell>
          <table:table-cell office:value-type="string">
            <text:p>ktc</text:p>
          </table:table-cell>
          <table:table-cell office:value-type="string">
            <text:p>บัตรเครดิต เคทีซี</text:p>
            <text:p>Insurance Group</text:p>
          </table:table-cell>
          <table:table-cell office:value-type="string">
            <text:p>ไทเทเนียม 15,000</text:p>
          </table:table-cell>
          <table:table-cell office:value-type="string">
            <text:p>-ฟรี บริการช่วยเหลือฉุกเฉินตลอด </text:p>
            <text:p><text:s/>24 ชั่วโมง ทั่วประเทศ</text:p>
            <text:p>- ส่วนลดค่าเบี้ยประกันภัย 10-23%</text:p>
          </table:table-cell>
          <table:table-cell table:style-name="Default"/>
          <table:table-cell office:value-type="string">
            <text:p>credit</text:p>
          </table:table-cell>
          <table:table-cell office:value-type="string">
            <text:p><text:a xlink:href="http://www.silkspan.com/silkspan_ssl/credit/detail_cc_ktc_insurance.asp?typedealer=&amp;vtype=cc&amp;tag">http://www.silkspan.com/silkspan_ssl/credit/detail_cc_ktc_insurance.asp?typedealer=&amp;vtype=cc&amp;tag</text:a>=</text:p>
          </table:table-cell>
          <table:table-cell table:number-columns-repeated="2"/>
          <table:table-cell office:value-type="string">
            <text:p>#รายละเอียดเยอะ</text:p>
          </table:table-cell>
          <table:table-cell office:value-type="string">
            <text:p/>
            <text:p>1.<text:tab/>ฟรี! ค่าธรรมเนียมตลอดชีพ โดยไม่มีเงื่อนไข</text:p>
            <text:p>2.<text:tab/>วงเงินสูงสุด 5 เท่าของรายได้</text:p>
            <text:p>3.<text:tab/>ส่วนลด 20% ค่ารถพยาบาล ค่าตรวจสุขภาพทุกโปรแกรม (1ครั้ง / ปี)</text:p>
            <text:p>4.<text:tab/>ส่วนลด 10% ค่ายา ค่าห้อง ค่าแล็บปกติ ค่าเอ็กซเรย์ปกติ </text:p>
            <text:p>ค่ากายภาพบำบัด และค่าบริการที่ ศูนย์ผิวหนังเลเซอร์ และความงาม</text:p>
            <text:p>5.<text:tab/>ส่วนลด 5% ค่าบริการศูนย์ทันตกรรม (ยกเว้นการจัดฟัน, ใส่ฟันและฝังรากฟันเทียม)</text:p>
            <text:p>6.<text:tab/>ใช้คะแนนสะสมแทนเงินสด เพื่อแลกซื้อประกันภัย และ พ.ร.บ.</text:p>
            <text:p>ราคาพิเศษ</text:p>
          </table:table-cell>
          <table:table-cell/>
          <table:table-cell table:style-name="ce3" office:value-type="string">
            <text:p>15% ต่อปี </text:p>
          </table:table-cell>
          <table:table-cell office:value-type="string">
            <text:p>ฟรี ค่าธรรมเนียมตลอดชีพ โดยไม่มีเงื่อนไข</text:p>
          </table:table-cell>
          <table:table-cell/>
          <table:table-cell office:value-type="string">
            <text:p><text:tab/>- อายุไม่ตํ่ากว่า 20 ปี บริบูรณ์</text:p>
            <text:p>- รายได้รวมขั้นตํ่า 15,000 บาทต่อเดือน</text:p>
          </table:table-cell>
          <table:table-cell office:value-type="string">
            <text:p>สูงสุด 45 วัน นับถัดจากวันสรุปยอด </text:p>
          </table:table-cell>
          <table:table-cell office:value-type="string">
            <text:p>10% ของยอดเงินค้างทั้งสิ้น แต่ไม่ต่ำกว่า 500 บาท </text:p>
          </table:table-cell>
          <table:table-cell/>
          <table:table-cell office:value-type="string">
            <text:p>silkspan</text:p>
          </table:table-cell>
          <table:table-cell table:number-columns-repeated="1001"/>
        </table:table-row>
        <table:table-row table:style-name="ro9">
          <table:table-cell table:number-columns-repeated="2"/>
          <table:table-cell office:value-type="string">
            <text:p><text:a xlink:href="http://www.silkspan.com/">http://www.silkspan.com/</text:a>images_new/crd/logo/logo_ktc.gif</text:p>
          </table:table-cell>
          <table:table-cell office:value-type="string">
            <text:p>ktc</text:p>
          </table:table-cell>
          <table:table-cell office:value-type="string">
            <text:p>บัตรเครดิต เคทีซี</text:p>
            <text:p>Senior Group</text:p>
          </table:table-cell>
          <table:table-cell office:value-type="string">
            <text:p/>
            <text:p>ไทเทเนียม 15,000</text:p>
            <text:p>แพลทินัม 30,000</text:p>
          </table:table-cell>
          <table:table-cell office:value-type="string">
            <text:p>- รับเงินคืน 1% ของการใช้</text:p>
            <text:p><text:s text:c="2"/>จ่ายทุกรายการที่เกิดขึ้นในวันพุธ</text:p>
            <text:p><text:s text:c="2"/>เข้าบัญชีบัตรเครดิตในรอบบิลถัดไป</text:p>
            <text:p><text:s text:c="2"/>ของผู้ถือบัตรนั้นๆ</text:p>
          </table:table-cell>
          <table:table-cell table:style-name="Default"/>
          <table:table-cell office:value-type="string">
            <text:p>credit</text:p>
          </table:table-cell>
          <table:table-cell office:value-type="string">
            <text:p>http://www.silkspan.com/silkspan_ssl/credit/detail_cc_ktc_senior.asp?typedealer=&amp;vtype=cc&amp;tag=</text:p>
          </table:table-cell>
          <table:table-cell table:number-columns-repeated="2"/>
          <table:table-cell office:value-type="string">
            <text:p>#รายละเอียดเยอะ</text:p>
          </table:table-cell>
          <table:table-cell table:number-columns-repeated="2"/>
          <table:table-cell office:value-type="string">
            <text:p>15% ต่อปี</text:p>
          </table:table-cell>
          <table:table-cell office:value-type="string">
            <text:p>ฟรี ค่าธรรมเนียมตลอดชีพ โดยไม่มีเงื่อนไข</text:p>
          </table:table-cell>
          <table:table-cell table:style-name="ce3" office:value-type="string">
            <text:p>5% ต่อปี </text:p>
          </table:table-cell>
          <table:table-cell office:value-type="string">
            <text:p>- อายุ 40 ปี ขึ้นไป</text:p>
            <text:p>- มีรายได้รวมขั้นต่ำ </text:p>
            <text:p><text:s text:c="5"/>15,000 บาท/เดือน (บัตรเครดิต KTC Titanium MasterCard)</text:p>
            <text:p><text:s text:c="5"/>40,000 บาท/เดือน (บัตรเครดิต KTC Visa Platinium)</text:p>
          </table:table-cell>
          <table:table-cell office:value-type="string">
            <text:p>สูงสุด 45 วัน นับถัดจากวันสรุปยอด </text:p>
          </table:table-cell>
          <table:table-cell office:value-type="string">
            <text:p>10% ของยอดเงินค้างทั้งสิ้น แต่ไม่ต่ำกว่า 500 บาท</text:p>
            <text:p/>
          </table:table-cell>
          <table:table-cell/>
          <table:table-cell office:value-type="string">
            <text:p>silkspan</text:p>
          </table:table-cell>
          <table:table-cell table:number-columns-repeated="100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C1:Sheet1.W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11/03/2016</text:date>, <text:time>12:0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09:38:43.44</meta:creation-date>
    <dc:date>2016-03-11T12:08:26.29</dc:date>
    <meta:editing-duration>PT2H23M14S</meta:editing-duration>
    <meta:editing-cycles>59</meta:editing-cycles>
    <meta:generator>OpenOffice/4.1.0$Win32 OpenOffice.org_project/410m18$Build-9764</meta:generator>
    <meta:document-statistic meta:table-count="3" meta:cell-count="250" meta:object-count="0"/>
  </office:meta>
</office:document-meta>
</file>